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rge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2" table:style-name="ce2">
            <text:p>A1:B2</text:p>
          </table:table-cell>
          <table:covered-table-cell/>
          <table:table-cell office:value-type="string" table:number-columns-spanned="1" table:number-rows-spanned="2" table:style-name="ce2">
            <text:p>C1:C2</text:p>
          </table:table-cell>
          <table:table-cell office:value-type="string" table:number-columns-spanned="1" table:number-rows-spanned="2" table:style-name="ce2">
            <text:p>Separate blocks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2">
            <text:p>A3:B3</text:p>
          </table:table-cell>
          <table:covered-table-cell/>
          <table:table-cell office:value-type="string" table:style-name="ce1">
            <text:p>C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2" table:number-rows-spanned="1" table:style-name="ce2">
            <text:p>… are merged separately</text:p>
          </table:table-cell>
          <table:covered-table-cell/>
          <table:table-cell table:number-columns-repeated="16382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  <style:text-properties fo:color="#000000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CE4D6"/>
      <style:text-properties fo:color="#000000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DEDED"/>
      <style:text-properties fo:color="#000000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FFF2CC"/>
      <style:text-properties fo:color="#000000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9E1F2"/>
      <style:text-properties fo:color="#000000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E2EFDA"/>
      <style:text-properties fo:color="#000000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DD7EE"/>
      <style:text-properties fo:color="#000000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8CBAD"/>
      <style:text-properties fo:color="#000000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BDBDB"/>
      <style:text-properties fo:color="#000000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FFE699"/>
      <style:text-properties fo:color="#000000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4C6E7"/>
      <style:text-properties fo:color="#000000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C6E0B4"/>
      <style:text-properties fo:color="#000000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 fo:font-size="11pt" style:font-size-asian="11pt" style:font-size-complex="11pt"/>
    </style:style>
    <style:style style:name="Accent1" style:family="table-cell" style:data-style-name="N0">
      <style:table-cell-properties fo:background-color="#5B9BD5"/>
      <style:text-properties fo:color="#FFFFFF" fo:font-size="11pt" style:font-size-asian="11pt" style:font-size-complex="11pt"/>
    </style:style>
    <style:style style:name="Accent2" style:family="table-cell" style:data-style-name="N0">
      <style:table-cell-properties fo:background-color="#ED7D31"/>
      <style:text-properties fo:color="#FFFFFF" fo:font-size="11pt" style:font-size-asian="11pt" style:font-size-complex="11pt"/>
    </style:style>
    <style:style style:name="Accent3" style:family="table-cell" style:data-style-name="N0">
      <style:table-cell-properties fo:background-color="#A5A5A5"/>
      <style:text-properties fo:color="#FFFFFF" fo:font-size="11pt" style:font-size-asian="11pt" style:font-size-complex="11pt"/>
    </style:style>
    <style:style style:name="Accent4" style:family="table-cell" style:data-style-name="N0">
      <style:table-cell-properties fo:background-color="#FFC000"/>
      <style:text-properties fo:color="#FFFFFF" fo:font-size="11pt" style:font-size-asian="11pt" style:font-size-complex="11pt"/>
    </style:style>
    <style:style style:name="Accent5" style:family="table-cell" style:data-style-name="N0">
      <style:table-cell-properties fo:background-color="#4472C4"/>
      <style:text-properties fo:color="#FFFFFF" fo:font-size="11pt" style:font-size-asian="11pt" style:font-size-complex="11pt"/>
    </style:style>
    <style:style style:name="Accent6" style:family="table-cell" style:data-style-name="N0">
      <style:table-cell-properties fo:background-color="#70AD47"/>
      <style:text-properties fo:color="#FFFFFF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1pt" style:font-size-asian="11pt" style:font-size-complex="11pt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color="#000000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meta:creation-date>2014-01-04T03:01:51Z</meta:creation-date>
    <dc:date>2014-10-10T21:42:31Z</dc:date>
  </office:meta>
</office:document-meta>
</file>